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3.4715in" table:align="left"/>
    </style:style>
    <style:style style:name="Table1.A" style:family="table-column">
      <style:table-column-properties style:column-width="1.9167in"/>
    </style:style>
    <style:style style:name="Table1.B" style:family="table-column">
      <style:table-column-properties style:column-width="1.5549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style:writing-mode="lr-tb"/>
    </style:style>
    <style:style style:name="P2" style:family="paragraph" style:parent-style-name="Preformatted_20_Text">
      <style:paragraph-properties fo:margin-top="0in" fo:margin-bottom="0.1965in" style:contextual-spacing="false" style:writing-mode="lr-tb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Text_20_body" style:list-style-name="L11"/>
    <style:style style:name="P14" style:family="paragraph" style:parent-style-name="Text_20_body" style:list-style-name="L12"/>
    <style:style style:name="P15" style:family="paragraph" style:parent-style-name="Text_20_body" style:list-style-name="L13"/>
    <style:style style:name="P16" style:family="paragraph" style:parent-style-name="Text_20_body" style:list-style-name="L14"/>
    <style:style style:name="P17" style:family="paragraph" style:parent-style-name="Text_20_body" style:list-style-name="L15"/>
    <style:style style:name="P18" style:family="paragraph" style:parent-style-name="Text_20_body" style:list-style-name="L16"/>
    <style:style style:name="P19" style:family="paragraph" style:parent-style-name="Text_20_body" style:list-style-name="L17"/>
    <style:style style:name="P20" style:family="paragraph" style:parent-style-name="Text_20_body" style:list-style-name="L18"/>
    <style:style style:name="P21" style:family="paragraph" style:parent-style-name="Text_20_body" style:list-style-name="L19"/>
    <style:style style:name="P22" style:family="paragraph" style:parent-style-name="Text_20_body" style:list-style-name="L20"/>
    <style:style style:name="P23" style:family="paragraph" style:parent-style-name="Text_20_body" style:list-style-name="L21"/>
    <style:style style:name="P24" style:family="paragraph" style:parent-style-name="Text_20_body" style:list-style-name="L22"/>
    <style:style style:name="P25" style:family="paragraph" style:parent-style-name="Text_20_body" style:list-style-name="L23"/>
    <style:style style:name="P26" style:family="paragraph" style:parent-style-name="Text_20_body" style:list-style-name="L24"/>
    <style:style style:name="P27" style:family="paragraph" style:parent-style-name="Text_20_body" style:list-style-name="L25"/>
    <style:style style:name="P28" style:family="paragraph" style:parent-style-name="Text_20_body" style:list-style-name="L26"/>
    <style:style style:name="T1" style:family="text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☕ Core Java – Quick Revision Notes</text:h>
      <text:h text:style-name="Heading_20_2" text:outline-level="2">1️⃣ Java Basics</text:h>
      <text:list xml:id="list100844857" text:style-name="L1">
        <text:list-item>
          <text:p text:style-name="P3"><text:span text:style-name="Strong_20_Emphasis">Java = Object-Oriented, Platform Independent</text:span></text:p>
        </text:list-item>
        <text:list-item>
          <text:p text:style-name="P3"><text:span text:style-name="Source_20_Text">Write Once, Run Anywhere</text:span> → JVM + Bytecode</text:p>
        </text:list-item>
        <text:list-item>
          <text:p text:style-name="P3"><text:span text:style-name="Strong_20_Emphasis">JDK</text:span> → Development tools</text:p>
        </text:list-item>
        <text:list-item>
          <text:p text:style-name="P3"><text:span text:style-name="Strong_20_Emphasis">JRE</text:span> → Runtime environment</text:p>
        </text:list-item>
        <text:list-item>
          <text:p text:style-name="P3"><text:span text:style-name="Strong_20_Emphasis">JVM</text:span> → Executes bytecode</text:p>
        </text:list-item>
      </text:list>
      <text:p text:style-name="Horizontal_20_Line"/>
      <text:h text:style-name="Heading_20_2" text:outline-level="2">2️⃣ Data Types</text:h>
      <text:h text:style-name="Heading_20_3" text:outline-level="3">Primitive (stored in stack)</text:h>
      <text:list xml:id="list1532939217" text:style-name="L2">
        <text:list-item>
          <text:p text:style-name="P4"><text:span text:style-name="Source_20_Text">byte (1B)</text:span>, <text:span text:style-name="Source_20_Text">short (2B)</text:span>, <text:span text:style-name="Source_20_Text">int (4B)</text:span>, <text:span text:style-name="Source_20_Text">long (8B)</text:span></text:p>
        </text:list-item>
        <text:list-item>
          <text:p text:style-name="P4"><text:span text:style-name="Source_20_Text">float</text:span>, <text:span text:style-name="Source_20_Text">double</text:span></text:p>
        </text:list-item>
        <text:list-item>
          <text:p text:style-name="P4"><text:span text:style-name="Source_20_Text">char</text:span></text:p>
        </text:list-item>
        <text:list-item>
          <text:p text:style-name="P4"><text:span text:style-name="Source_20_Text">boolean</text:span></text:p>
        </text:list-item>
      </text:list>
      <text:h text:style-name="Heading_20_3" text:outline-level="3">Non-Primitive</text:h>
      <text:list xml:id="list236352848" text:style-name="L3">
        <text:list-item>
          <text:p text:style-name="P5"><text:span text:style-name="Source_20_Text">String</text:span>, Arrays, Classes, Interfaces</text:p>
        </text:list-item>
      </text:list>
      <text:p text:style-name="Text_20_body">⚠️ <text:span text:style-name="Strong_20_Emphasis">Default values exist only for class variables</text:span>, not local variables.</text:p>
      <text:p text:style-name="Horizontal_20_Line"/>
      <text:h text:style-name="Heading_20_2" text:outline-level="2">3️⃣ Variables</text:h>
      <text:list xml:id="list211351841" text:style-name="L4">
        <text:list-item>
          <text:p text:style-name="P6"><text:span text:style-name="Strong_20_Emphasis">Local</text:span> → inside method</text:p>
        </text:list-item>
        <text:list-item>
          <text:p text:style-name="P6"><text:span text:style-name="Strong_20_Emphasis">Instance</text:span> → object level</text:p>
        </text:list-item>
        <text:list-item>
          <text:p text:style-name="P6"><text:span text:style-name="Strong_20_Emphasis">Static</text:span> → class level (shared)</text:p>
        </text:list-item>
      </text:list>
      <text:p text:style-name="Text_20_body">Rule of thumb:</text:p>
      <text:p text:style-name="Quotations">If it belongs to object → instance<text:line-break/>If it belongs to class → static</text:p>
      <text:p text:style-name="Horizontal_20_Line"/>
      <text:h text:style-name="Heading_20_2" text:outline-level="2"><text:soft-page-break/>4️⃣ OOP Concepts (VERY IMPORTANT)</text:h>
      <text:h text:style-name="Heading_20_3" text:outline-level="3">Encapsulation</text:h>
      <text:list xml:id="list224032950" text:style-name="L5">
        <text:list-item>
          <text:p text:style-name="P7">Wrap data + methods</text:p>
        </text:list-item>
        <text:list-item>
          <text:p text:style-name="P7">Use <text:span text:style-name="Source_20_Text">private</text:span> + getters/setters</text:p>
        </text:list-item>
      </text:list>
      <text:h text:style-name="Heading_20_3" text:outline-level="3">Inheritance</text:h>
      <text:list xml:id="list619759883" text:style-name="L6">
        <text:list-item>
          <text:p text:style-name="P8"><text:span text:style-name="Source_20_Text">extends</text:span></text:p>
        </text:list-item>
        <text:list-item>
          <text:p text:style-name="P8">IS-A relationship</text:p>
        </text:list-item>
        <text:list-item>
          <text:p text:style-name="P8">Promotes code reuse</text:p>
        </text:list-item>
      </text:list>
      <text:h text:style-name="Heading_20_3" text:outline-level="3">Polymorphism</text:h>
      <text:list xml:id="list4156302985" text:style-name="L7">
        <text:list-item>
          <text:p text:style-name="P9"><text:span text:style-name="Strong_20_Emphasis">Compile time</text:span> → Method Overloading</text:p>
        </text:list-item>
        <text:list-item>
          <text:p text:style-name="P9"><text:span text:style-name="Strong_20_Emphasis">Runtime</text:span> → Method Overriding</text:p>
        </text:list-item>
      </text:list>
      <text:h text:style-name="Heading_20_3" text:outline-level="3">Abstraction</text:h>
      <text:list xml:id="list3943183109" text:style-name="L8">
        <text:list-item>
          <text:p text:style-name="P10">Hide implementation</text:p>
        </text:list-item>
        <text:list-item>
          <text:p text:style-name="P10">Achieved using <text:span text:style-name="Strong_20_Emphasis">abstract class</text:span> or <text:span text:style-name="Strong_20_Emphasis">interface</text:span></text:p>
        </text:list-item>
      </text:list>
      <text:p text:style-name="Horizontal_20_Line"/>
      <text:h text:style-name="Heading_20_2" text:outline-level="2">5️⃣ <text:span text:style-name="Source_20_Text">abstract class</text:span> vs <text:span text:style-name="Source_20_Text">interface</text:span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Abstract Class</text:p>
            </table:table-cell>
            <table:table-cell table:style-name="Table1.A1" office:value-type="string">
              <text:p text:style-name="Table_20_Heading">Interface</text:p>
            </table:table-cell>
          </table:table-row>
        </table:table-header-rows>
        <table:table-row>
          <table:table-cell table:style-name="Table1.A1" office:value-type="string">
            <text:p text:style-name="Table_20_Contents">Can have constructor</text:p>
          </table:table-cell>
          <table:table-cell table:style-name="Table1.A1" office:value-type="string">
            <text:p text:style-name="Table_20_Contents">No constructor</text:p>
          </table:table-cell>
        </table:table-row>
        <table:table-row>
          <table:table-cell table:style-name="Table1.A1" office:value-type="string">
            <text:p text:style-name="Table_20_Contents">Can have variables</text:p>
          </table:table-cell>
          <table:table-cell table:style-name="Table1.A1" office:value-type="string">
            <text:p text:style-name="Table_20_Contents">Only constants</text:p>
          </table:table-cell>
        </table:table-row>
        <table:table-row>
          <table:table-cell table:style-name="Table1.A1" office:value-type="string">
            <text:p text:style-name="Table_20_Contents">Can have concrete methods</text:p>
          </table:table-cell>
          <table:table-cell table:style-name="Table1.A1" office:value-type="string">
            <text:p text:style-name="Table_20_Contents">Java 8+: default/static</text:p>
          </table:table-cell>
        </table:table-row>
        <table:table-row>
          <table:table-cell table:style-name="Table1.A1" office:value-type="string">
            <text:p text:style-name="Table_20_Contents"><text:span text:style-name="Source_20_Text">extends</text:span></text:p>
          </table:table-cell>
          <table:table-cell table:style-name="Table1.A1" office:value-type="string">
            <text:p text:style-name="Table_20_Contents"><text:span text:style-name="Source_20_Text">implements</text:span></text:p>
          </table:table-cell>
        </table:table-row>
      </table:table>
      <text:p text:style-name="Text_20_body">👉 Use <text:span text:style-name="Strong_20_Emphasis">interface</text:span> for contracts<text:line-break/>👉 Use <text:span text:style-name="Strong_20_Emphasis">abstract class</text:span> for base logic</text:p>
      <text:p text:style-name="Horizontal_20_Line"/>
      <text:h text:style-name="Heading_20_2" text:outline-level="2">6️⃣ String (INTERVIEW FAVORITE)</text:h>
      <text:list xml:id="list757747351" text:style-name="L9">
        <text:list-item>
          <text:p text:style-name="P11"><text:span text:style-name="Strong_20_Emphasis">Immutable</text:span></text:p>
        </text:list-item>
        <text:list-item>
          <text:p text:style-name="P11">Stored in <text:span text:style-name="Strong_20_Emphasis">String Constant Pool</text:span></text:p>
        </text:list-item>
        <text:list-item>
          <text:p text:style-name="P11"><text:span text:style-name="Source_20_Text">==</text:span> → reference comparison</text:p>
        </text:list-item>
        <text:list-item>
          <text:p text:style-name="P11"><text:span text:style-name="Source_20_Text">.equals()</text:span> → value comparison</text:p>
        </text:list-item>
      </text:list>
      <text:p text:style-name="P1"><text:span text:style-name="Source_20_Text">String s1 = "abc";</text:span></text:p>
      <text:p text:style-name="P2"><text:span text:style-name="Source_20_Text">String s2 = "abc"; // same reference</text:span></text:p>
      <text:h text:style-name="Heading_20_3" text:outline-level="3"><text:soft-page-break/>Mutable Strings</text:h>
      <text:list xml:id="list489214816" text:style-name="L10">
        <text:list-item>
          <text:p text:style-name="P12"><text:span text:style-name="Source_20_Text">StringBuilder</text:span> → Fast, not thread-safe</text:p>
        </text:list-item>
        <text:list-item>
          <text:p text:style-name="P12"><text:span text:style-name="Source_20_Text">StringBuffer</text:span> → Thread-safe, slower</text:p>
        </text:list-item>
      </text:list>
      <text:p text:style-name="Horizontal_20_Line"/>
      <text:h text:style-name="Heading_20_2" text:outline-level="2">7️⃣ Constructors</text:h>
      <text:list xml:id="list1589698426" text:style-name="L11">
        <text:list-item>
          <text:p text:style-name="P13">Same name as class</text:p>
        </text:list-item>
        <text:list-item>
          <text:p text:style-name="P13">No return type</text:p>
        </text:list-item>
        <text:list-item>
          <text:p text:style-name="P13">Used to initialize object</text:p>
        </text:list-item>
        <text:list-item>
          <text:p text:style-name="P13">Default constructor exists <text:span text:style-name="Strong_20_Emphasis">only if you don’t write any</text:span></text:p>
        </text:list-item>
      </text:list>
      <text:p text:style-name="Horizontal_20_Line"/>
      <text:h text:style-name="Heading_20_2" text:outline-level="2">8️⃣ <text:span text:style-name="Source_20_Text">this</text:span> &amp; <text:span text:style-name="Source_20_Text">super</text:span></text:h>
      <text:list xml:id="list282515594" text:style-name="L12">
        <text:list-item>
          <text:p text:style-name="P14"><text:span text:style-name="Source_20_Text">this</text:span> → current object</text:p>
        </text:list-item>
        <text:list-item>
          <text:p text:style-name="P14"><text:span text:style-name="Source_20_Text">super</text:span> → parent class object</text:p>
        </text:list-item>
        <text:list-item>
          <text:p text:style-name="P14"><text:span text:style-name="Source_20_Text">super()</text:span> must be <text:span text:style-name="Strong_20_Emphasis">first line</text:span> in constructor</text:p>
        </text:list-item>
      </text:list>
      <text:p text:style-name="Horizontal_20_Line"/>
      <text:h text:style-name="Heading_20_2" text:outline-level="2">9️⃣ Exception Handling</text:h>
      <text:h text:style-name="Heading_20_3" text:outline-level="3">Checked</text:h>
      <text:list xml:id="list934292390" text:style-name="L13">
        <text:list-item>
          <text:p text:style-name="P15">Compile-time</text:p>
        </text:list-item>
        <text:list-item>
          <text:p text:style-name="P15">Eg: <text:span text:style-name="Source_20_Text">IOException</text:span>, <text:span text:style-name="Source_20_Text">SQLException</text:span></text:p>
        </text:list-item>
      </text:list>
      <text:h text:style-name="Heading_20_3" text:outline-level="3">Unchecked</text:h>
      <text:list xml:id="list302726536" text:style-name="L14">
        <text:list-item>
          <text:p text:style-name="P16">Runtime</text:p>
        </text:list-item>
        <text:list-item>
          <text:p text:style-name="P16">Eg: <text:span text:style-name="Source_20_Text">NullPointerException</text:span>, <text:span text:style-name="Source_20_Text">ArithmeticException</text:span></text:p>
        </text:list-item>
      </text:list>
      <text:h text:style-name="Heading_20_3" text:outline-level="3">Keywords</text:h>
      <text:list xml:id="list3973378670" text:style-name="L15">
        <text:list-item>
          <text:p text:style-name="P17"><text:span text:style-name="Source_20_Text">try</text:span>, <text:span text:style-name="Source_20_Text">catch</text:span>, <text:span text:style-name="Source_20_Text">finally</text:span></text:p>
        </text:list-item>
        <text:list-item>
          <text:p text:style-name="P17"><text:span text:style-name="Source_20_Text">throw</text:span> → manually throw</text:p>
        </text:list-item>
        <text:list-item>
          <text:p text:style-name="P17"><text:span text:style-name="Source_20_Text">throws</text:span> → declare</text:p>
        </text:list-item>
      </text:list>
      <text:p text:style-name="Text_20_body">Golden rule:</text:p>
      <text:p text:style-name="Quotations"><text:span text:style-name="Strong_20_Emphasis">Never swallow exceptions silently</text:span></text:p>
      <text:p text:style-name="Horizontal_20_Line"/>
      <text:h text:style-name="Heading_20_2" text:outline-level="2"><text:soft-page-break/>🔟 Collections Framework (VERY IMPORTANT)</text:h>
      <text:h text:style-name="Heading_20_3" text:outline-level="3">List</text:h>
      <text:list xml:id="list2665043113" text:style-name="L16">
        <text:list-item>
          <text:p text:style-name="P18"><text:span text:style-name="Source_20_Text">ArrayList</text:span> → Fast access</text:p>
        </text:list-item>
        <text:list-item>
          <text:p text:style-name="P18"><text:span text:style-name="Source_20_Text">LinkedList</text:span> → Fast insert/delete</text:p>
        </text:list-item>
      </text:list>
      <text:h text:style-name="Heading_20_3" text:outline-level="3">Set</text:h>
      <text:list xml:id="list349623430" text:style-name="L17">
        <text:list-item>
          <text:p text:style-name="P19"><text:span text:style-name="Source_20_Text">HashSet</text:span> → No order</text:p>
        </text:list-item>
        <text:list-item>
          <text:p text:style-name="P19"><text:span text:style-name="Source_20_Text">LinkedHashSet</text:span> → Insertion order</text:p>
        </text:list-item>
        <text:list-item>
          <text:p text:style-name="P19"><text:span text:style-name="Source_20_Text">TreeSet</text:span> → Sorted</text:p>
        </text:list-item>
      </text:list>
      <text:h text:style-name="Heading_20_3" text:outline-level="3">Map</text:h>
      <text:list xml:id="list1710606082" text:style-name="L18">
        <text:list-item>
          <text:p text:style-name="P20"><text:span text:style-name="Source_20_Text">HashMap</text:span> → No order</text:p>
        </text:list-item>
        <text:list-item>
          <text:p text:style-name="P20"><text:span text:style-name="Source_20_Text">LinkedHashMap</text:span> → Insertion order</text:p>
        </text:list-item>
        <text:list-item>
          <text:p text:style-name="P20"><text:span text:style-name="Source_20_Text">TreeMap</text:span> → Sorted</text:p>
        </text:list-item>
        <text:list-item>
          <text:p text:style-name="P20"><text:span text:style-name="Source_20_Text">Hashtable</text:span> → Thread-safe (legacy)</text:p>
        </text:list-item>
      </text:list>
      <text:p text:style-name="Text_20_body">⚠️ <text:span text:style-name="Source_20_Text">HashMap</text:span> allows <text:span text:style-name="Strong_20_Emphasis">1 null key</text:span>, <text:span text:style-name="Source_20_Text">Hashtable</text:span> allows <text:span text:style-name="Strong_20_Emphasis">none</text:span></text:p>
      <text:p text:style-name="Horizontal_20_Line"/>
      <text:h text:style-name="Heading_20_2" text:outline-level="2">1️⃣1️⃣ equals() &amp; hashCode()</text:h>
      <text:p text:style-name="Text_20_body">Rule:</text:p>
      <text:p text:style-name="Quotations">If <text:span text:style-name="Source_20_Text">equals()</text:span> is true → <text:span text:style-name="Source_20_Text">hashCode()</text:span> <text:span text:style-name="Strong_20_Emphasis">must be same</text:span></text:p>
      <text:p text:style-name="Text_20_body">Used heavily in <text:span text:style-name="Source_20_Text">HashMap</text:span>, <text:span text:style-name="Source_20_Text">HashSet</text:span></text:p>
      <text:p text:style-name="Horizontal_20_Line"/>
      <text:h text:style-name="Heading_20_2" text:outline-level="2">1️⃣2️⃣ Multithreading (Basics)</text:h>
      <text:p text:style-name="Text_20_body">Ways to create thread:</text:p>
      <text:list xml:id="list1056004971" text:style-name="L19">
        <text:list-item>
          <text:p text:style-name="P21"><text:span text:style-name="Source_20_Text">extends Thread</text:span></text:p>
        </text:list-item>
        <text:list-item>
          <text:p text:style-name="P21"><text:span text:style-name="Source_20_Text">implements Runnable</text:span> (preferred)</text:p>
        </text:list-item>
      </text:list>
      <text:p text:style-name="Text_20_body">Key terms:</text:p>
      <text:list xml:id="list4286714213" text:style-name="L20">
        <text:list-item>
          <text:p text:style-name="P22"><text:span text:style-name="Source_20_Text">start()</text:span> → creates new thread</text:p>
        </text:list-item>
        <text:list-item>
          <text:p text:style-name="P22"><text:span text:style-name="Source_20_Text">run()</text:span> → task logic</text:p>
        </text:list-item>
        <text:list-item>
          <text:p text:style-name="P22"><text:span text:style-name="Source_20_Text">synchronized</text:span> → thread safety</text:p>
        </text:list-item>
      </text:list>
      <text:p text:style-name="Horizontal_20_Line"/>
      <text:h text:style-name="Heading_20_2" text:outline-level="2"><text:soft-page-break/>1️⃣3️⃣ Java Memory Model</text:h>
      <text:h text:style-name="Heading_20_3" text:outline-level="3">Stack</text:h>
      <text:list xml:id="list3570649789" text:style-name="L21">
        <text:list-item>
          <text:p text:style-name="P23">Method calls</text:p>
        </text:list-item>
        <text:list-item>
          <text:p text:style-name="P23">Local variables</text:p>
        </text:list-item>
      </text:list>
      <text:h text:style-name="Heading_20_3" text:outline-level="3">Heap</text:h>
      <text:list xml:id="list316077937" text:style-name="L22">
        <text:list-item>
          <text:p text:style-name="P24">Objects</text:p>
        </text:list-item>
        <text:list-item>
          <text:p text:style-name="P24">Shared across threads</text:p>
        </text:list-item>
      </text:list>
      <text:h text:style-name="Heading_20_3" text:outline-level="3">Garbage Collection</text:h>
      <text:list xml:id="list37441450" text:style-name="L23">
        <text:list-item>
          <text:p text:style-name="P25">Automatic</text:p>
        </text:list-item>
        <text:list-item>
          <text:p text:style-name="P25">Removes unused objects</text:p>
        </text:list-item>
      </text:list>
      <text:p text:style-name="Horizontal_20_Line"/>
      <text:h text:style-name="Heading_20_2" text:outline-level="2">1️⃣4️⃣ Keywords You MUST Remember</text:h>
      <text:list xml:id="list177149160" text:style-name="L24">
        <text:list-item>
          <text:p text:style-name="P26"><text:span text:style-name="Source_20_Text">final</text:span></text:p>
          <text:list>
            <text:list-item>
              <text:p text:style-name="P26">variable → constant</text:p>
            </text:list-item>
            <text:list-item>
              <text:p text:style-name="P26">method → cannot override</text:p>
            </text:list-item>
            <text:list-item>
              <text:p text:style-name="P26">class → cannot extend</text:p>
            </text:list-item>
          </text:list>
        </text:list-item>
        <text:list-item>
          <text:p text:style-name="P26"><text:span text:style-name="Source_20_Text">static</text:span></text:p>
        </text:list-item>
        <text:list-item>
          <text:p text:style-name="P26"><text:span text:style-name="Source_20_Text">transient</text:span></text:p>
        </text:list-item>
        <text:list-item>
          <text:p text:style-name="P26"><text:span text:style-name="Source_20_Text">volatile</text:span></text:p>
        </text:list-item>
      </text:list>
      <text:p text:style-name="Horizontal_20_Line"/>
      <text:h text:style-name="Heading_20_2" text:outline-level="2">1️⃣5️⃣ Java 8 Highlights (Backend MUST)</text:h>
      <text:list xml:id="list4174878890" text:style-name="L25">
        <text:list-item>
          <text:p text:style-name="P27"><text:span text:style-name="Strong_20_Emphasis">Lambda Expressions</text:span></text:p>
        </text:list-item>
        <text:list-item>
          <text:p text:style-name="P27"><text:span text:style-name="Strong_20_Emphasis">Streams API</text:span></text:p>
        </text:list-item>
        <text:list-item>
          <text:p text:style-name="P27"><text:span text:style-name="Strong_20_Emphasis">Functional Interfaces</text:span></text:p>
          <text:list>
            <text:list-item>
              <text:p text:style-name="P27"><text:span text:style-name="Source_20_Text">Predicate</text:span></text:p>
            </text:list-item>
            <text:list-item>
              <text:p text:style-name="P27"><text:span text:style-name="Source_20_Text">Function</text:span></text:p>
            </text:list-item>
            <text:list-item>
              <text:p text:style-name="P27"><text:span text:style-name="Source_20_Text">Consumer</text:span></text:p>
            </text:list-item>
            <text:list-item>
              <text:p text:style-name="P27"><text:span text:style-name="Source_20_Text">Supplier</text:span></text:p>
            </text:list-item>
          </text:list>
        </text:list-item>
      </text:list>
      <text:p text:style-name="P1"><text:span text:style-name="Source_20_Text">list.stream()</text:span></text:p>
      <text:p text:style-name="P1"><text:span text:style-name="Source_20_Text"><text:s text:c="4"/>.filter(x -&gt; x &gt; 10)</text:span></text:p>
      <text:p text:style-name="P2"><text:span text:style-name="Source_20_Text"><text:s text:c="4"/>.collect(Collectors.toList());</text:span></text:p>
      <text:p text:style-name="Horizontal_20_Line"><text:soft-page-break/></text:p>
      <text:h text:style-name="Heading_20_2" text:outline-level="2">🧠 One-Line Revision Mantras</text:h>
      <text:list xml:id="list1922723831" text:style-name="L26">
        <text:list-item>
          <text:p text:style-name="P28">Prefer <text:span text:style-name="Strong_20_Emphasis">composition over inheritance</text:span></text:p>
        </text:list-item>
        <text:list-item>
          <text:p text:style-name="P28">Code to <text:span text:style-name="Strong_20_Emphasis">interface, not implementation</text:span></text:p>
        </text:list-item>
        <text:list-item>
          <text:p text:style-name="P28">Favor <text:span text:style-name="Strong_20_Emphasis">immutability</text:span></text:p>
        </text:list-item>
        <text:list-item>
          <text:p text:style-name="P28">Handle <text:span text:style-name="Strong_20_Emphasis">nulls explicitly</text:span></text:p>
        </text:list-item>
        <text:list-item>
          <text:p text:style-name="P28">Keep methods <text:span text:style-name="Strong_20_Emphasis">small and focused</text:span>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4T19:54:40.907684196</meta:creation-date>
    <dc:date>2026-01-24T19:59:42.217472240</dc:date>
    <meta:editing-duration>PT5M3S</meta:editing-duration>
    <meta:editing-cycles>1</meta:editing-cycles>
    <meta:document-statistic meta:table-count="1" meta:image-count="0" meta:object-count="0" meta:page-count="6" meta:paragraph-count="141" meta:word-count="556" meta:character-count="3150" meta:non-whitespace-character-count="2807"/>
    <meta:generator>LibreOffice/7.3.7.2$Linux_X86_64 LibreOffice_project/30$Build-2</meta:generator>
  </office:meta>
</office:document-meta>
</file>